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Absorb S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absorbs souls of victims; grants a « soul » counter; the higher talent level, the higher « max soul counter »</text:p>
          </table:table-cell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5 souls</text:p>
          </table:table-cell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1 soul</text:p>
          </table:table-cell>
          <table:table-cell table:style-name="ce12" office:value-type="float" office:value="6">
            <text:p>6</text:p>
          </table:table-cell>
          <table:table-cell table:style-name="ce16"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string">
            <text:p>0;3 souls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raithfor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turn incorporeal, allowing to pass walls and grant good armor incr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you posses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/>
          <table:table-cell table:style-name="ce12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20">
            <text:p>1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table:number-columns-repeated="4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4-06T18:36:03</dc:date>
    <dc:language>fr-FR</dc:language>
    <meta:editing-cycles>124</meta:editing-cycles>
    <meta:editing-duration>PT93H30M23S</meta:editing-duration>
    <dc:creator>Nicolas Casalini</dc:creator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